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86b9c" officeooo:paragraph-rsid="00086b9c"/>
    </style:style>
    <style:style style:name="P2" style:family="paragraph" style:parent-style-name="Standard">
      <style:text-properties style:font-name="Courier 10 Pitch" fo:font-weight="bold" officeooo:rsid="00086b9c" officeooo:paragraph-rsid="00086b9c" style:font-weight-asian="bold" style:font-weight-complex="bold"/>
    </style:style>
    <style:style style:name="P3" style:family="paragraph" style:parent-style-name="Standard">
      <style:text-properties style:font-name="Courier 10 Pitch" officeooo:rsid="000b3009" officeooo:paragraph-rsid="000b3009"/>
    </style:style>
    <style:style style:name="P4" style:family="paragraph" style:parent-style-name="Standard">
      <style:text-properties style:font-name="Courier 10 Pitch" officeooo:rsid="000d19e5" officeooo:paragraph-rsid="000d19e5"/>
    </style:style>
    <style:style style:name="P5" style:family="paragraph" style:parent-style-name="Standard">
      <style:text-properties style:font-name="Courier 10 Pitch" officeooo:rsid="000e40d6" officeooo:paragraph-rsid="000e40d6"/>
    </style:style>
    <style:style style:name="P6" style:family="paragraph" style:parent-style-name="Standard">
      <style:text-properties style:font-name="Courier 10 Pitch" officeooo:rsid="000e40d6" officeooo:paragraph-rsid="0013901f"/>
    </style:style>
    <style:style style:name="P7" style:family="paragraph" style:parent-style-name="Standard">
      <style:text-properties style:font-name="Courier 10 Pitch" officeooo:rsid="000e40d6" officeooo:paragraph-rsid="001a697e"/>
    </style:style>
    <style:style style:name="P8" style:family="paragraph" style:parent-style-name="Standard">
      <style:paragraph-properties fo:break-before="page"/>
      <style:text-properties style:font-name="Courier 10 Pitch" officeooo:rsid="000e40d6" officeooo:paragraph-rsid="000e40d6"/>
    </style:style>
    <style:style style:name="T1" style:family="text">
      <style:text-properties officeooo:rsid="00096924"/>
    </style:style>
    <style:style style:name="T2" style:family="text">
      <style:text-properties officeooo:rsid="000d19e5"/>
    </style:style>
    <style:style style:name="T3" style:family="text">
      <style:text-properties officeooo:rsid="000dd083"/>
    </style:style>
    <style:style style:name="T4" style:family="text">
      <style:text-properties officeooo:rsid="000e8451"/>
    </style:style>
    <style:style style:name="T5" style:family="text">
      <style:text-properties officeooo:rsid="001071ff"/>
    </style:style>
    <style:style style:name="T6" style:family="text">
      <style:text-properties officeooo:rsid="0010cf44"/>
    </style:style>
    <style:style style:name="T7" style:family="text">
      <style:text-properties officeooo:rsid="0016eacf"/>
    </style:style>
    <style:style style:name="T8" style:family="text">
      <style:text-properties officeooo:rsid="001ac806"/>
    </style:style>
    <style:style style:name="T9" style:family="text">
      <style:text-properties officeooo:rsid="001b77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ser</text:p>
      <text:p text:style-name="P1"/>
      <text:p text:style-name="P1">ParserMode: Defines the ruleset employed by the parser.</text:p>
      <text:p text:style-name="P1"><text:tab/>0-set: Normal and variants</text:p>
      <text:p text:style-name="P1"><text:tab/><text:tab/>00: Normal (listen for keywords)</text:p>
      <text:p text:style-name="P1"><text:tab/><text:tab/>01: Comment, <text:span text:style-name="T2">Multiline (Single line triggers STATUS 01)</text:span></text:p>
      <text:p text:style-name="P1"><text:tab/><text:tab/>02: Variable (call/assign)</text:p>
      <text:p text:style-name="P1"><text:tab/><text:tab/>03: Function (call)<text:tab/><text:tab/></text:p>
      <text:p text:style-name="P1"><text:tab/>1-set: Conditionals</text:p>
      <text:p text:style-name="P1"><text:tab/><text:tab/>11: IF</text:p>
      <text:p text:style-name="P1"><text:tab/><text:tab/>12: SWITCH</text:p>
      <text:p text:style-name="P1"><text:tab/><text:tab/>13: LOOP</text:p>
      <text:p text:style-name="P1"><text:tab/><text:tab/>14: ERROR (handler)</text:p>
      <text:p text:style-name="P1"><text:tab/>2-set: Constructors</text:p>
      <text:p text:style-name="P1"><text:tab/><text:tab/>21: MAKE</text:p>
      <text:p text:style-name="P1"><text:tab/><text:tab/>22: MAKE (function)</text:p>
      <text:p text:style-name="P1"><text:tab/><text:tab/>23: DEFINE</text:p>
      <text:p text:style-name="P1"/>
      <text:p text:style-name="P1">currentMode: vector storing the parser modes at various levels. <text:tab/>Always use inner-<text:span text:style-name="T1">most mode</text:span>.</text:p>
      <text:p text:style-name="P3"/>
      <text:p text:style-name="P4">Mode Break Tokens: These are the tokens required to end the current ParserMode.</text:p>
      <text:p text:style-name="P3"><text:tab/>01: *&lt;</text:p>
      <text:p text:style-name="P3"><text:tab/>02: newline</text:p>
      <text:p text:style-name="P3"><text:tab/>03: newline</text:p>
      <text:p text:style-name="P3"><text:tab/>11: END IF</text:p>
      <text:p text:style-name="P3"><text:tab/>12: END SWITCH</text:p>
      <text:p text:style-name="P3"><text:tab/>13: END LOOP</text:p>
      <text:p text:style-name="P3"><text:tab/>14: END ERROR</text:p>
      <text:p text:style-name="P3"><text:tab/>21: newline</text:p>
      <text:p text:style-name="P3"><text:tab/>22: END MAKE</text:p>
      <text:p text:style-name="P3"><text:tab/>23: newline</text:p>
      <text:p text:style-name="P1"/>
      <text:p text:style-name="P1">ParserStatus: Ruleset execution modes.</text:p>
      <text:p text:style-name="P1"><text:tab/>00: Normal</text:p>
      <text:p text:style-name="P1"><text:tab/>01: <text:span text:style-name="T3">Comment, Single-line (&gt;&gt;)</text:span></text:p>
      <text:p text:style-name="P1"><text:tab/></text:p>
      <text:p text:style-name="P1"/>
      <text:p text:style-name="P8">Child <text:span text:style-name="T4">Objects: These are created by the parser's constructor, in the following order. Dependencies should be passed to the child constructor as pointers, to ensure everything uses the same objects.</text:span></text:p>
      <text:p text:style-name="P5"/>
      <text:p text:style-name="P5"><text:tab/><text:span text:style-name="T6">sys</text:span></text:p>
      <text:p text:style-name="P5"><text:tab/><text:tab/><text:span text:style-name="T6">Dependencies: None</text:span></text:p>
      <text:p text:style-name="P5"><text:tab/><text:tab/><text:span text:style-name="T9">Stores system information.</text:span></text:p>
      <text:p text:style-name="P5"><text:tab/><text:span text:style-name="T4">utils</text:span></text:p>
      <text:p text:style-name="P6"><text:tab/><text:tab/><text:span text:style-name="T6">Dependencies: None</text:span></text:p>
      <text:p text:style-name="P6"><text:tab/><text:tab/><text:span text:style-name="T9">Stores utility functions.</text:span></text:p>
      <text:p text:style-name="P5"><text:tab/>errors</text:p>
      <text:p text:style-name="P5"><text:tab/><text:tab/><text:span text:style-name="T5">Dependencies: sys, utils</text:span></text:p>
      <text:p text:style-name="P5"><text:tab/><text:tab/><text:span text:style-name="T8">Stores and manages errors.</text:span></text:p>
      <text:p text:style-name="P5"><text:tab/>catalog</text:p>
      <text:p text:style-name="P5"><text:tab/><text:tab/><text:span text:style-name="T5">Dependencies: datatypes, errors, reserved, sys, utils</text:span></text:p>
      <text:p text:style-name="P5"><text:tab/><text:tab/><text:span text:style-name="T8">Stores and manages all variables, constants, and fun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14:59:43.683470375</meta:creation-date>
    <dc:date>2014-08-02T17:25:15.669657763</dc:date>
    <meta:editing-duration>PT42M49S</meta:editing-duration>
    <meta:editing-cycles>19</meta:editing-cycles>
    <meta:generator>LibreOffice/4.2.4.2$Linux_X86_64 LibreOffice_project/420m0$Build-2</meta:generator>
    <meta:document-statistic meta:table-count="0" meta:image-count="0" meta:object-count="0" meta:page-count="2" meta:paragraph-count="45" meta:word-count="178" meta:character-count="1223" meta:non-whitespace-character-count="1028"/>
  </office:meta>
</office:document-meta>
</file>